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4]-[.F14]" office:value-type="float" office:value="630" calcext:value-type="float">
            <text:p>63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630" calcext:value-type="float">
            <text:p>63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6.165053795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6.1672842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07:46.463651250</dc:date>
    <meta:print-date>2025-01-02T18:05:13.032000000</meta:print-date>
    <dc:language>pt-PT</dc:language>
    <meta:editing-cycles>576</meta:editing-cycles>
    <meta:editing-duration>P1DT8H8M39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